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rgas Hernández Gilberto<text:tab/><text:tab/>209554017 <text:tab/><text:tab/><text:tab/> <text:s text:c="2"/>Sección D14</text:p>
      <text:p text:style-name="P1">Práctica 1<text:tab/><text:tab/><text:tab/><text:tab/><text:tab/> <text:s text:c="18"/><text:tab/>8 de Septiembre del 2014</text:p>
      <text:p text:style-name="P1">Taller de Programación de Sistemas.</text:p>
      <text:p text:style-name="P1"/>
      <text:p text:style-name="P1">El programa se puede clasificar en 2 clases que realizan el proceso y una extra que solo invoca a las otras. <text:s/>Una es la clase Ensamblador y la otra es la clase Clasificador. La clase Clasificador se encarga de decirnos a que conjunto de token pertenece una cadena y si esta tiene errores decirnos cual es el problema. También es la que procesa una línea de código completa y regresa como resultado la cadena separada en tokens o en su defecto el error de la línea. La cadena es separado en comentario y omitido y el resto es separado con la clase string tokenizer. <text:s/>Para esto tiene varios métodos estáticos, uno que retorna verdadero si pasa como etiqueta/codop/operando por cada tipo, y otro que nos dice en caso de que tenga error cual es la falla. Esto se verifica con expresiones regulares e if/else anidados. La clase ensamblador se encarga de administrar los 3 archivos, el de entrada, el del código de salida y el de errores. La gestión de archivos se hace con un buffered reader para leer linea por linea el código y con 2 buffered writter para la salida. El archivo se lee linea por linea hasta encontrar un END o el fin de archivo y es procesado por la clase clasificador y dependiendo de su respuesta, es a donde se envía, si es correcta al del código y si no al de errores. </text:p>
      <text:p text:style-name="P1"/>
      <text:p text:style-name="P1">En esta práctica aprendí a utilizar las expresiones regulares de java y el string tokenizer que nunca había utilizado y a repasar el manejo de archivos de java, que me parece demasiado código para los resultados obtenidos. En conclusión creo que aun hay cosas de Java que no terminan de gustarme, pero tiene otras que me siguen pareciendo bastante buenas, como los argumentos del método principal y la forma en que se manejan los métodos estátic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5cm" style:writing-mode="page"/>
      <style:text-properties style:use-window-font-color="true" style:font-name="Times New Roman" fo:font-size="12pt" fo:language="es" fo:country="MX"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cho </meta:initial-creator>
    <meta:creation-date>2014-09-07T12:25:34</meta:creation-date>
    <dc:date>2014-09-07T13:19:35</dc:date>
    <dc:creator>tacho </dc:creator>
    <meta:editing-duration>PT6M31S</meta:editing-duration>
    <meta:editing-cycles>1</meta:editing-cycles>
    <meta:document-statistic meta:table-count="0" meta:image-count="0" meta:object-count="0" meta:page-count="1" meta:paragraph-count="5" meta:word-count="331" meta:character-count="1882" meta:non-whitespace-character-count="1522"/>
    <meta:generator>LibreOffice/3.5$Linux_X86_64 LibreOffice_project/350m1$Build-2</meta:generator>
  </office:meta>
</office:document-meta>
</file>